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 style:data-style-name="N100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B" style:family="table-column">
      <style:table-column-properties style:column-width="4.397cm" style:rel-column-width="16384*"/>
    </style:style>
    <style:style style:name="Tabla7.D" style:family="table-column">
      <style:table-column-properties style:column-width="4.397cm" style:rel-column-width="1638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B" style:family="table-column">
      <style:table-column-properties style:column-width="4.397cm" style:rel-column-width="16384*"/>
    </style:style>
    <style:style style:name="Tabla8.D" style:family="table-column">
      <style:table-column-properties style:column-width="4.397cm" style:rel-column-width="16385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D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style:text-underline-style="none"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officeooo:paragraph-rsid="000e96cb"/>
    </style:style>
    <style:style style:name="P19" style:family="paragraph" style:parent-style-name="Standard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6cb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cf56b"/>
    </style:style>
    <style:style style:name="T7" style:family="text">
      <style:text-properties officeooo:rsid="000e96cb"/>
    </style:style>
    <style:style style:name="T8" style:family="text">
      <style:text-properties officeooo:rsid="000f12fb"/>
    </style:style>
    <style:style style:name="T9" style:family="text">
      <style:text-properties officeooo:rsid="000fa6f5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12">Función del requerimiento: <text:span text:style-name="T1">Permitir la autentificación y el acceso al sistema a los usuarios registrados.</text:span></text:p>
          </table:table-cell>
          <table:covered-table-cell/>
          <table:table-cell table:style-name="Tabla2.C1" office:value-type="float" office:value="0">
            <text:p text:style-name="P1">Identificador</text:p>
          </table:table-cell>
          <table:table-cell table:style-name="Tabla2.D1" office:value-type="float" office:value="36953">
            <text:p text:style-name="Standard">3.3.1</text:p>
          </table:table-cell>
        </table:table-row>
        <table:table-row>
          <table:table-cell table:style-name="Tabla2.A2" office:value-type="string">
            <text:p text:style-name="P10">Estado</text:p>
          </table:table-cell>
          <table:table-cell table:style-name="Tabla2.A2" office:value-type="string">
            <text:p text:style-name="P3">Análisis</text:p>
          </table:table-cell>
          <table:table-cell table:style-name="Tabla2.A2" office:value-type="string">
            <text:p text:style-name="P10">Tipo de requerimiento</text:p>
          </table:table-cell>
          <table:table-cell table:style-name="Tabla2.D2" office:value-type="string">
            <text:p text:style-name="P13">Funcional</text:p>
          </table:table-cell>
        </table:table-row>
        <table:table-row>
          <table:table-cell table:style-name="Tabla2.A2" office:value-type="string">
            <text:p text:style-name="P10">Creado por</text:p>
          </table:table-cell>
          <table:table-cell table:style-name="Tabla2.A2" office:value-type="string">
            <text:p text:style-name="Standard">Edgar Andrés Moncada</text:p>
          </table:table-cell>
          <table:table-cell table:style-name="Tabla2.A2" office:value-type="string">
            <text:p text:style-name="P1">Fecha creación</text:p>
          </table:table-cell>
          <table:table-cell table:style-name="Tabla2.D2" office:value-type="string">
            <text:p text:style-name="P5">11 Septiembre 2011</text:p>
          </table:table-cell>
        </table:table-row>
        <table:table-row>
          <table:table-cell table:style-name="Tabla2.A2" office:value-type="string">
            <text:p text:style-name="P10">Actualizado por</text:p>
          </table:table-cell>
          <table:table-cell table:style-name="Tabla2.A2" office:value-type="string">
            <text:p text:style-name="Standard"/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/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D2" table:number-columns-spanned="3" office:value-type="string">
            <text:p text:style-name="P14">El Sistema debe permitir <text:span text:style-name="T6">l</text:span>a autentificación a los usuarios y el acceso a su información en 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entrada</text:p>
          </table:table-cell>
          <table:table-cell table:style-name="Tabla2.D2" table:number-columns-spanned="3" office:value-type="string">
            <text:p text:style-name="P16">El Sistema le solicitara al usuario ingresar su login y contraseñ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salida</text:p>
          </table:table-cell>
          <table:table-cell table:style-name="Tabla2.D2" table:number-columns-spanned="3" office:value-type="string">
            <text:p text:style-name="P16">El Sistema autentificará al usuario y habilitara nuevas funcionalidades de acuerdo a su perfil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sultados esperados</text:p>
          </table:table-cell>
          <table:table-cell table:style-name="Tabla2.D2" table:number-columns-spanned="3" office:value-type="string">
            <text:p text:style-name="P16">El Sistema, al verificar el acceso, permitirá nuevas opciones que el usuario podrá realiz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Origen</text:p>
          </table:table-cell>
          <table:table-cell table:style-name="Tabla2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irigido a</text:p>
          </table:table-cell>
          <table:table-cell table:style-name="Tabla2.D2" table:number-columns-spanned="3" office:value-type="string">
            <text:p text:style-name="P16"><text:span text:style-name="T5">Director</text:span>, Operador, Auxiliar y Pasajer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Prioridad</text:p>
          </table:table-cell>
          <table:table-cell table:style-name="Tabla2.B11" table:number-columns-spanned="3" office:value-type="float" office:value="5">
            <text:p text:style-name="P16">5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querimientos asociados</text:p>
          </table:table-cell>
          <table:table-cell table:style-name="Tabla2.D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1">Precondiciones</text:p>
          </table:table-cell>
          <table:table-cell table:style-name="Tabla2.D2" table:number-columns-spanned="3" office:value-type="string">
            <text:p text:style-name="P4">Estar previamente registrado en la base de datos d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Poscondiciones</text:p>
          </table:table-cell>
          <table:table-cell table:style-name="Tabla2.D2" table:number-columns-spanned="3" office:value-type="string">
            <text:p text:style-name="P16">Acceso al sistema con un nuevo perfil de usuari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Criterio de aceptación</text:p>
          </table:table-cell>
          <table:table-cell table:style-name="Tabla2.D2" table:number-columns-spanned="3" office:value-type="string">
            <text:p text:style-name="P16">El requerimiento es aceptado si un usuario previamente registrado puede <text:s/>acceder al sistema. 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ext:soft-page-break/>
        <table:table-row>
          <table:table-cell table:style-name="Tabla3.A1" table:number-columns-spanned="2" office:value-type="string">
            <text:p text:style-name="P12">Función del requerimiento: <text:span text:style-name="T1">Permitir que los usuarios que han accedido al sistema puedan salir de el.</text:span></text:p>
          </table:table-cell>
          <table:covered-table-cell/>
          <table:table-cell table:style-name="Tabla3.A1" office:value-type="string">
            <text:p text:style-name="P1">Identificador</text:p>
          </table:table-cell>
          <table:table-cell table:style-name="Tabla3.D1" office:value-type="string">
            <text:p text:style-name="Standard">3.3.2</text:p>
          </table:table-cell>
        </table:table-row>
        <table:table-row>
          <table:table-cell table:style-name="Tabla3.A2" office:value-type="string">
            <text:p text:style-name="P10">Estado</text:p>
          </table:table-cell>
          <table:table-cell table:style-name="Tabla3.A2" office:value-type="string">
            <text:p text:style-name="P3">Análisis</text:p>
          </table:table-cell>
          <table:table-cell table:style-name="Tabla3.A2" office:value-type="string">
            <text:p text:style-name="P10">Tipo de requerimiento</text:p>
          </table:table-cell>
          <table:table-cell table:style-name="Tabla3.D2" office:value-type="string">
            <text:p text:style-name="P13">Funcional</text:p>
          </table:table-cell>
        </table:table-row>
        <table:table-row>
          <table:table-cell table:style-name="Tabla3.A2" office:value-type="string">
            <text:p text:style-name="P10">Creado por</text:p>
          </table:table-cell>
          <table:table-cell table:style-name="Tabla3.A2" office:value-type="string">
            <text:p text:style-name="Standard">Edgar Andrés Moncada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5">11 Septiembre 2011</text:p>
          </table:table-cell>
        </table:table-row>
        <table:table-row>
          <table:table-cell table:style-name="Tabla3.A2" office:value-type="string">
            <text:p text:style-name="P10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10">Descripción</text:p>
          </table:table-cell>
          <table:table-cell table:style-name="Tabla3.D2" table:number-columns-spanned="3" office:value-type="string">
            <text:p text:style-name="P14">El Sistema debe permitir el cierre de sesión a los usuarios que previamente accedieron a el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0">Datos de entrada</text:p>
          </table:table-cell>
          <table:table-cell table:style-name="Tabla3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0">Datos de salida</text:p>
          </table:table-cell>
          <table:table-cell table:style-name="Tabla3.D2" table:number-columns-spanned="3" office:value-type="string">
            <text:p text:style-name="P16">El Sistema cerrará la sesión activa del usuario y le confirmara que se realizo la operación correctamen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0">Resultados esperados</text:p>
          </table:table-cell>
          <table:table-cell table:style-name="Tabla3.D2" table:number-columns-spanned="3" office:value-type="string">
            <text:p text:style-name="P16">El Sistema debe de quitar las funcionalidades del perfil del usuario y mostrar la ventana de ingres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0">Origen</text:p>
          </table:table-cell>
          <table:table-cell table:style-name="Tabla3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0">Dirigido a</text:p>
          </table:table-cell>
          <table:table-cell table:style-name="Tabla3.D2" table:number-columns-spanned="3" office:value-type="string">
            <text:p text:style-name="P16"><text:span text:style-name="T5">Director</text:span>, Operador, Auxiliar y Pasajer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0">Prioridad</text:p>
          </table:table-cell>
          <table:table-cell table:style-name="Tabla3.B11" table:number-columns-spanned="3" office:value-type="float" office:value="5">
            <text:p text:style-name="P15">5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0">Requerimientos asociados</text:p>
          </table:table-cell>
          <table:table-cell table:style-name="Tabla3.D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1">Precondiciones</text:p>
          </table:table-cell>
          <table:table-cell table:style-name="Tabla3.D2" table:number-columns-spanned="3" office:value-type="string">
            <text:p text:style-name="P4">Estar previamente registrado en la base de datos de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Poscondiciones</text:p>
          </table:table-cell>
          <table:table-cell table:style-name="Tabla3.D2" table:number-columns-spanned="3" office:value-type="string">
            <text:p text:style-name="P16">Acceso al sistema con un nuevo perfil de usuari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Criterio de aceptación</text:p>
          </table:table-cell>
          <table:table-cell table:style-name="Tabla3.D2" table:number-columns-spanned="3" office:value-type="string">
            <text:p text:style-name="P16">El requerimiento es aceptado si el perfil del usuario cambia al perfil general o normal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ext:soft-page-break/>
        <table:table-row>
          <table:table-cell table:style-name="Tabla1.A1" table:number-columns-spanned="2" office:value-type="string">
            <text:p text:style-name="P12">Función del requerimiento:<text:span text:style-name="T1"> Realizar el registro </text:span><text:span text:style-name="T1">en la base de datos de nuevos empleados en el sistema.</text:span>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3.3.3</text:p>
          </table:table-cell>
        </table:table-row>
        <table:table-row>
          <table:table-cell table:style-name="Tabla1.A2" office:value-type="string">
            <text:p text:style-name="P10">Estado</text:p>
          </table:table-cell>
          <table:table-cell table:style-name="Tabla1.A2" office:value-type="string">
            <text:p text:style-name="P3">Análisis</text:p>
          </table:table-cell>
          <table:table-cell table:style-name="Tabla1.A2" office:value-type="string">
            <text:p text:style-name="P10">Tipo de requerimiento</text:p>
          </table:table-cell>
          <table:table-cell table:style-name="Tabla1.D2" office:value-type="string">
            <text:p text:style-name="P13">Funcional</text:p>
          </table:table-cell>
        </table:table-row>
        <table:table-row>
          <table:table-cell table:style-name="Tabla1.A2" office:value-type="string">
            <text:p text:style-name="P10">Creado por</text:p>
          </table:table-cell>
          <table:table-cell table:style-name="Tabla1.A2" office:value-type="string">
            <text:p text:style-name="Standard">Edgar Andrés Moncada</text:p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P5">11 Septiembre 2011</text:p>
          </table:table-cell>
        </table:table-row>
        <table:table-row>
          <table:table-cell table:style-name="Tabla1.A2" office:value-type="string">
            <text:p text:style-name="P10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D2" table:number-columns-spanned="3" office:value-type="string">
            <text:p text:style-name="P6">El <text:span text:style-name="T6">S</text:span>istema debe permitir que los datos de los empleados sean ingresados en 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entrada</text:p>
          </table:table-cell>
          <table:table-cell table:style-name="Tabla1.D2" table:number-columns-spanned="3" office:value-type="string">
            <text:p text:style-name="P4">El <text:span text:style-name="T6">S</text:span>istema le pedirá al empleado que este realizando la operación, que ingrese los siguientes datos: <text:s/>nombres, apellidos, teléfono, fecha nacimiento, cédula, email, salario, dirección, fecha de ingreso y cargo(<text:span text:style-name="T3">Auxiliar</text:span>, O<text:span text:style-name="T3">perador</text:span>, <text:span text:style-name="T3">Director</text:span>, <text:span text:style-name="T3">Conductor</text:span>). Si el empleado es <text:span text:style-name="T3">Conductor</text:span>, se debe poder añadir su número de licencia de conduci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salida</text:p>
          </table:table-cell>
          <table:table-cell table:style-name="Tabla1.D2" table:number-columns-spanned="3" office:value-type="string">
            <text:p text:style-name="P4">El Sistema mostrara un cuadro de confirmación para indicar que los datos fueron almacenados exitosamente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sultados esperados</text:p>
          </table:table-cell>
          <table:table-cell table:style-name="Tabla1.D2" table:number-columns-spanned="3" office:value-type="string">
            <text:p text:style-name="P4">El Sistema deberá almacenar en la base de datos la información relacionada con el nuevo emplead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Origen</text:p>
          </table:table-cell>
          <table:table-cell table:style-name="Tabla1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irigido a</text:p>
          </table:table-cell>
          <table:table-cell table:style-name="Tabla1.D2" table:number-columns-spanned="3" office:value-type="string">
            <text:p text:style-name="P16"><text:span text:style-name="T5">Director</text:span>, Operador, Auxiliar y Conducto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Prioridad</text:p>
          </table:table-cell>
          <table:table-cell table:style-name="Tabla1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querimientos asociados</text:p>
          </table:table-cell>
          <table:table-cell table:style-name="Tabla1.D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7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D2" table:number-columns-spanned="3" office:value-type="string">
            <text:p text:style-name="P4">El nuevo empleado no debe estar en la base de datos d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D2" table:number-columns-spanned="3" office:value-type="string">
            <text:p text:style-name="P4">Los datos del empleado quedaran almacenados en el sistema y permitirán que este pueda accede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Criterio de aceptación</text:p>
          </table:table-cell>
          <table:table-cell table:style-name="Tabla1.D2" table:number-columns-spanned="3" office:value-type="string">
            <text:p text:style-name="P16">El requerimiento es aceptado si los datos que se ingresan quedan almacenados en el sistema.</text:p>
          </table:table-cell>
          <table:covered-table-cell/>
          <table:covered-table-cell/>
        </table:table-row>
      </table:table>
      <text:p text:style-name="Standard"/>
      <text:p text:style-name="P9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12">Función del requerimiento: <text:span text:style-name="T1">Permitir la modificación de los datos de un empleado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3.4</text:p>
          </table:table-cell>
        </table:table-row>
        <table:table-row>
          <table:table-cell table:style-name="Tabla4.A2" office:value-type="string">
            <text:p text:style-name="P10">Estado</text:p>
          </table:table-cell>
          <table:table-cell table:style-name="Tabla4.A2" office:value-type="string">
            <text:p text:style-name="P3">Análisis</text:p>
          </table:table-cell>
          <table:table-cell table:style-name="Tabla4.A2" office:value-type="string">
            <text:p text:style-name="P10">Tipo de requerimiento</text:p>
          </table:table-cell>
          <table:table-cell table:style-name="Tabla4.D2" office:value-type="string">
            <text:p text:style-name="P13">Funcional</text:p>
          </table:table-cell>
        </table:table-row>
        <table:table-row>
          <table:table-cell table:style-name="Tabla4.A2" office:value-type="string">
            <text:p text:style-name="P10">Creado por</text:p>
          </table:table-cell>
          <table:table-cell table:style-name="Tabla4.A2" office:value-type="string">
            <text:p text:style-name="Standard">Edgar Andrés Moncada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5">11 Septiembre 2011</text:p>
          </table:table-cell>
        </table:table-row>
        <table:table-row>
          <table:table-cell table:style-name="Tabla4.A2" office:value-type="string">
            <text:p text:style-name="P10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D2" table:number-columns-spanned="3" office:value-type="string">
            <text:p text:style-name="P6">El Sistema debe permitir cambiar los datos del empleado que están almacenados en el sistema, con excepción de su número de cédula.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entrada</text:p>
          </table:table-cell>
          <table:table-cell table:style-name="Tabla4.D2" table:number-columns-spanned="3" office:value-type="string">
            <text:p text:style-name="P4">El Sistema mostrará los datos que podrá modificar al empleado que este realizando la operación y permitirá editarlos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salida</text:p>
          </table:table-cell>
          <table:table-cell table:style-name="Tabla4.D2" table:number-columns-spanned="3" office:value-type="string">
            <text:p text:style-name="P4">El Sistema mostrara un cuadro de confirmación de la oper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sultados esperados</text:p>
          </table:table-cell>
          <table:table-cell table:style-name="Tabla4.D2" table:number-columns-spanned="3" office:value-type="string">
            <text:p text:style-name="P4">El Sistema actualizara los datos registrados que se le han modificado al emple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Origen</text:p>
          </table:table-cell>
          <table:table-cell table:style-name="Tabla4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irigido a</text:p>
          </table:table-cell>
          <table:table-cell table:style-name="Tabla4.D2" table:number-columns-spanned="3" office:value-type="string">
            <text:p text:style-name="P16"><text:span text:style-name="T3">Director</text:span>, Operador, Auxiliar y Conducto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Prioridad</text:p>
          </table:table-cell>
          <table:table-cell table:style-name="Tabla4.D2" table:number-columns-spanned="3" office:value-type="string">
            <text:p text:style-name="P4">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querimientos asociados</text:p>
          </table:table-cell>
          <table:table-cell table:style-name="Tabla4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7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">Precondiciones</text:p>
          </table:table-cell>
          <table:table-cell table:style-name="Tabla4.D2" table:number-columns-spanned="3" office:value-type="string">
            <text:p text:style-name="P4">El usuario debe de estar registrado como <text:span text:style-name="T3">Director</text:span> u <text:span text:style-name="T3">Operador</text:span> en el sistema y debe de haberse autentific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Poscondiciones</text:p>
          </table:table-cell>
          <table:table-cell table:style-name="Tabla4.D2" table:number-columns-spanned="3" office:value-type="string">
            <text:p text:style-name="P4">Los datos del empleado quedarán actualizados y almacenados en la base de datos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Criterio de aceptación</text:p>
          </table:table-cell>
          <table:table-cell table:style-name="Tabla4.D2" table:number-columns-spanned="3" office:value-type="string">
            <text:p text:style-name="P16">El requerimiento es aceptado si al modificar los datos, estos se actualizan en la base de datos del sistema.</text:p>
          </table:table-cell>
          <table:covered-table-cell/>
          <table:covered-table-cell/>
        </table:table-row>
      </table:table>
      <text:p text:style-name="Standard"/>
      <text:p text:style-name="P9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2">Función del requerimiento:<text:span text:style-name="T1"> Permitir la eliminación de los empleados en el sistema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3.5</text:p>
          </table:table-cell>
        </table:table-row>
        <table:table-row>
          <table:table-cell table:style-name="Tabla5.A2" office:value-type="string">
            <text:p text:style-name="P10">Estado</text:p>
          </table:table-cell>
          <table:table-cell table:style-name="Tabla5.A2" office:value-type="string">
            <text:p text:style-name="P3">Análisis</text:p>
          </table:table-cell>
          <table:table-cell table:style-name="Tabla5.A2" office:value-type="string">
            <text:p text:style-name="P10">Tipo de requerimiento</text:p>
          </table:table-cell>
          <table:table-cell table:style-name="Tabla5.D2" office:value-type="string">
            <text:p text:style-name="P13">Funcional</text:p>
          </table:table-cell>
        </table:table-row>
        <table:table-row>
          <table:table-cell table:style-name="Tabla5.A2" office:value-type="string">
            <text:p text:style-name="P10">Creado por</text:p>
          </table:table-cell>
          <table:table-cell table:style-name="Tabla5.A2" office:value-type="string">
            <text:p text:style-name="Standard">Edgar Andrés Moncada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5">11 Septiembre 2011</text:p>
          </table:table-cell>
        </table:table-row>
        <table:table-row>
          <table:table-cell table:style-name="Tabla5.A2" office:value-type="string">
            <text:p text:style-name="P10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1">Descripción</text:p>
          </table:table-cell>
          <table:table-cell table:style-name="Tabla5.D2" table:number-columns-spanned="3" office:value-type="string">
            <text:p text:style-name="P6">El Sistema debe permitir eliminar lógicamente un empleado, esto quiere decir que el estado de dicho empleado será inactivo, por lo que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entrada</text:p>
          </table:table-cell>
          <table:table-cell table:style-name="Tabla5.D2" table:number-columns-spanned="3" office:value-type="string">
            <text:p text:style-name="P4">El Sistema solicitara al empleado que este realizando la operación que ingrese la cédula del empleado al que se desea elimin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salida</text:p>
          </table:table-cell>
          <table:table-cell table:style-name="Tabla5.D2" table:number-columns-spanned="3" office:value-type="string">
            <text:p text:style-name="P4">El Sistema mostrara un cuadro de confirmación para realizar la operación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sultados esperados</text:p>
          </table:table-cell>
          <table:table-cell table:style-name="Tabla5.D2" table:number-columns-spanned="3" office:value-type="string">
            <text:p text:style-name="P4">Los datos del empleado quedarán almacenados en la base de datos pero el usuario eliminado ya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Origen</text:p>
          </table:table-cell>
          <table:table-cell table:style-name="Tabla5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irigido a</text:p>
          </table:table-cell>
          <table:table-cell table:style-name="Tabla5.D2" table:number-columns-spanned="3" office:value-type="string">
            <text:p text:style-name="P17"><text:span text:style-name="T5">Director</text:span>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Prioridad</text:p>
          </table:table-cell>
          <table:table-cell table:style-name="Tabla5.D2" table:number-columns-spanned="3" office:value-type="string">
            <text:p text:style-name="P4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querimientos asociados</text:p>
          </table:table-cell>
          <table:table-cell table:style-name="Tabla5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7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">Precondiciones</text:p>
          </table:table-cell>
          <table:table-cell table:style-name="Tabla5.D2" table:number-columns-spanned="3" office:value-type="string">
            <text:p text:style-name="P4">El usuario a eliminar debe de estar registrado en el Sistema y el perfil del empleado que esta realizando la operación debe pertenecer <text:span text:style-name="T3">Director</text:span> u <text:span text:style-name="T3">Operador</text:span> según el caso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Poscondiciones</text:p>
          </table:table-cell>
          <table:table-cell table:style-name="Tabla5.D2" table:number-columns-spanned="3" office:value-type="string">
            <text:p text:style-name="P4">El usuario quedara inactivo y no podrá acceder de nuevo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Criterio de aceptación</text:p>
          </table:table-cell>
          <table:table-cell table:style-name="Tabla5.D2" table:number-columns-spanned="3" office:value-type="string">
            <text:p text:style-name="P16">El requerimiento es aceptado si al eliminar un empleado este no pueda acceder de nuevo al sistema.</text:p>
          </table:table-cell>
          <table:covered-table-cell/>
          <table:covered-table-cell/>
        </table:table-row>
      </table:table>
      <text:p text:style-name="Standard"/>
      <text:p text:style-name="P9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2">Función del requerimiento:<text:span text:style-name="T1"> Permitir que solo el administrador del sistema pueda crear, eliminar y modificar usuarios con perfil de D</text:span><text:span text:style-name="T4">irector</text:span><text:span text:style-name="T1">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3.6</text:p>
          </table:table-cell>
        </table:table-row>
        <table:table-row>
          <table:table-cell table:style-name="Tabla6.A2" office:value-type="string">
            <text:p text:style-name="P10">Estado</text:p>
          </table:table-cell>
          <table:table-cell table:style-name="Tabla6.A2" office:value-type="string">
            <text:p text:style-name="P3">Análisis</text:p>
          </table:table-cell>
          <table:table-cell table:style-name="Tabla6.A2" office:value-type="string">
            <text:p text:style-name="P10">Tipo de requerimiento</text:p>
          </table:table-cell>
          <table:table-cell table:style-name="Tabla6.D2" office:value-type="string">
            <text:p text:style-name="P13">Funcional</text:p>
          </table:table-cell>
        </table:table-row>
        <table:table-row>
          <table:table-cell table:style-name="Tabla6.A2" office:value-type="string">
            <text:p text:style-name="P10">Creado por</text:p>
          </table:table-cell>
          <table:table-cell table:style-name="Tabla6.A2" office:value-type="string">
            <text:p text:style-name="Standard">Edgar Andrés Moncada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5">11 Septiembre 2011</text:p>
          </table:table-cell>
        </table:table-row>
        <table:table-row>
          <table:table-cell table:style-name="Tabla6.A2" office:value-type="string">
            <text:p text:style-name="P10">Actualizado por</text:p>
          </table:table-cell>
          <table:table-cell table:style-name="Tabla6.A2" office:value-type="string">
            <text:p text:style-name="Standard"/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/>
          </table:table-cell>
        </table:table-row>
        <table:table-row>
          <table:table-cell table:style-name="Tabla6.A2" office:value-type="string">
            <text:p text:style-name="P1">Descripción</text:p>
          </table:table-cell>
          <table:table-cell table:style-name="Tabla6.D2" table:number-columns-spanned="3" office:value-type="string">
            <text:p text:style-name="P6">El Sistema debe permitir que los perfiles de D<text:span text:style-name="T3">irector</text:span> solo puedan ser creados, modificados y eliminados por el administrador de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entrada</text:p>
          </table:table-cell>
          <table:table-cell table:style-name="Tabla6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salida</text:p>
          </table:table-cell>
          <table:table-cell table:style-name="Tabla6.D2" table:number-columns-spanned="3" office:value-type="string">
            <text:p text:style-name="P4">Este requerimiento no produce ninguna sali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sultados esperados</text:p>
          </table:table-cell>
          <table:table-cell table:style-name="Tabla6.D2" table:number-columns-spanned="3" office:value-type="string">
            <text:p text:style-name="P4">El Sistema solo permitirá al administrador del sistema poder gestionar el perfil de D<text:span text:style-name="T3">irecto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Origen</text:p>
          </table:table-cell>
          <table:table-cell table:style-name="Tabla6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irigido a</text:p>
          </table:table-cell>
          <table:table-cell table:style-name="Tabla6.D2" table:number-columns-spanned="3" office:value-type="string">
            <text:p text:style-name="P16">Administrador del Sistem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Prioridad</text:p>
          </table:table-cell>
          <table:table-cell table:style-name="Tabla6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querimientos asociados</text:p>
          </table:table-cell>
          <table:table-cell table:style-name="Tabla6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7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">Precondiciones</text:p>
          </table:table-cell>
          <table:table-cell table:style-name="Tabla6.D2" table:number-columns-spanned="3" office:value-type="string">
            <text:p text:style-name="P4">Acceder al Sistema como Administrad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Poscondiciones</text:p>
          </table:table-cell>
          <table:table-cell table:style-name="Tabla6.D2" table:number-columns-spanned="3" office:value-type="string">
            <text:p text:style-name="P4">El administrador podrá crear, editar y eliminar usuarios con perfil de D<text:span text:style-name="T3">irecto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Criterio de aceptación</text:p>
          </table:table-cell>
          <table:table-cell table:style-name="Tabla6.D2" table:number-columns-spanned="3" office:value-type="string">
            <text:p text:style-name="P16">El requerimiento es aceptado si el administrador es el único capas de crear, editar y modificar a los usuarios con perfil de D<text:span text:style-name="T3">irector</text:span>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9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2" office:value-type="string">
            <text:p text:style-name="P12">Función del requerimiento:<text:span text:style-name="T1"> Permitir a los usuarios con perfil de </text:span><text:span text:style-name="T4">Director</text:span><text:span text:style-name="T1"> crear, eliminar y modificar usuarios con perfiles </text:span><text:span text:style-name="T4">Operador</text:span><text:span text:style-name="T1">, </text:span><text:span text:style-name="T4">Auxiliar</text:span><text:span text:style-name="T1"> y </text:span><text:span text:style-name="T4">Conductor</text:span><text:span text:style-name="T1">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3.7</text:p>
          </table:table-cell>
        </table:table-row>
        <table:table-row>
          <table:table-cell table:style-name="Tabla7.A2" office:value-type="string">
            <text:p text:style-name="P10">Estado</text:p>
          </table:table-cell>
          <table:table-cell table:style-name="Tabla7.A2" office:value-type="string">
            <text:p text:style-name="P3">Análisis</text:p>
          </table:table-cell>
          <table:table-cell table:style-name="Tabla7.A2" office:value-type="string">
            <text:p text:style-name="P10">Tipo de requerimiento</text:p>
          </table:table-cell>
          <table:table-cell table:style-name="Tabla7.D2" office:value-type="string">
            <text:p text:style-name="P13">Funcional</text:p>
          </table:table-cell>
        </table:table-row>
        <table:table-row>
          <table:table-cell table:style-name="Tabla7.A2" office:value-type="string">
            <text:p text:style-name="P10">Creado por</text:p>
          </table:table-cell>
          <table:table-cell table:style-name="Tabla7.A2" office:value-type="string">
            <text:p text:style-name="Standard">Edgar Andrés Moncada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5">11 Septiembre 2011</text:p>
          </table:table-cell>
        </table:table-row>
        <table:table-row>
          <table:table-cell table:style-name="Tabla7.A2" office:value-type="string">
            <text:p text:style-name="P10">Actualizado por</text:p>
          </table:table-cell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/>
          </table:table-cell>
        </table:table-row>
        <table:table-row>
          <table:table-cell table:style-name="Tabla7.A2" office:value-type="string">
            <text:p text:style-name="P1">Descripción</text:p>
          </table:table-cell>
          <table:table-cell table:style-name="Tabla7.D2" table:number-columns-spanned="3" office:value-type="string">
            <text:p text:style-name="P6">El Sistema debe permitir a los usuarios con perfil de D<text:span text:style-name="T3">irector</text:span> agregar, editar o modificar a otros usuarios con perfiles de O<text:span text:style-name="T3">perador</text:span>, A<text:span text:style-name="T3">uxiliar</text:span> y <text:span text:style-name="T3">Condu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entrada</text:p>
          </table:table-cell>
          <table:table-cell table:style-name="Tabla7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salida</text:p>
          </table:table-cell>
          <table:table-cell table:style-name="Tabla7.D2" table:number-columns-spanned="3" office:value-type="string">
            <text:p text:style-name="P4">Este requerimiento no produce ninguna sali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sultados esperados</text:p>
          </table:table-cell>
          <table:table-cell table:style-name="Tabla7.D2" table:number-columns-spanned="3" office:value-type="string">
            <text:p text:style-name="P4">El Sistema permitirá que el usuario con perfil de D<text:span text:style-name="T3">irector</text:span> pueda gestionar los perfiles de O<text:span text:style-name="T3">perador</text:span>, <text:span text:style-name="T3">Auxiliar</text:span> y <text:span text:style-name="T3">Condu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Origen</text:p>
          </table:table-cell>
          <table:table-cell table:style-name="Tabla7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irigido a</text:p>
          </table:table-cell>
          <table:table-cell table:style-name="Tabla7.D2" table:number-columns-spanned="3" office:value-type="string">
            <text:p text:style-name="P16">Operadores, Directores, <text:span text:style-name="T5">Auxiliares</text:span> y Conductore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Prioridad</text:p>
          </table:table-cell>
          <table:table-cell table:style-name="Tabla7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querimientos asociados</text:p>
          </table:table-cell>
          <table:table-cell table:style-name="Tabla7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7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">Precondiciones</text:p>
          </table:table-cell>
          <table:table-cell table:style-name="Tabla7.D2" table:number-columns-spanned="3" office:value-type="string">
            <text:p text:style-name="P4">El usuario debe identificarse en el Sistema con perfil de <text:span text:style-name="T3">Dire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Poscondiciones</text:p>
          </table:table-cell>
          <table:table-cell table:style-name="Tabla7.D2" table:number-columns-spanned="3" office:value-type="string">
            <text:p text:style-name="P4">El D<text:span text:style-name="T3">irector</text:span> podrá crear, editar y eliminar usuarios con los perfiles de O<text:span text:style-name="T3">perador</text:span>, <text:span text:style-name="T3">Auxiliar</text:span> y <text:span text:style-name="T3">Condu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Criterio de aceptación</text:p>
          </table:table-cell>
          <table:table-cell table:style-name="Tabla7.D2" table:number-columns-spanned="3" office:value-type="string">
            <text:p text:style-name="P16">El requerimiento es aceptado solo si un usuario con perfil de D<text:span text:style-name="T3">irector</text:span> puede gestionar la información de los perfiles O<text:span text:style-name="T3">perador</text:span>, <text:span text:style-name="T3">Auxiliar</text:span> y <text:span text:style-name="T3">Conductor</text:span>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9"/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D"/>
        <table:table-row>
          <table:table-cell table:style-name="Tabla8.A1" table:number-columns-spanned="2" office:value-type="string">
            <text:p text:style-name="P12">Función del requerimiento:<text:span text:style-name="T1"> Permitir a los usuarios con perfil de O</text:span><text:span text:style-name="T4">perador</text:span><text:span text:style-name="T1"> crear, eliminar y modificar usuarios con perfil </text:span><text:span text:style-name="T4">Auxiliar</text:span><text:span text:style-name="T1">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3.8</text:p>
          </table:table-cell>
        </table:table-row>
        <table:table-row>
          <table:table-cell table:style-name="Tabla8.A2" office:value-type="string">
            <text:p text:style-name="P10">Estado</text:p>
          </table:table-cell>
          <table:table-cell table:style-name="Tabla8.A2" office:value-type="string">
            <text:p text:style-name="P3">Análisis</text:p>
          </table:table-cell>
          <table:table-cell table:style-name="Tabla8.A2" office:value-type="string">
            <text:p text:style-name="P10">Tipo de requerimiento</text:p>
          </table:table-cell>
          <table:table-cell table:style-name="Tabla8.D2" office:value-type="string">
            <text:p text:style-name="P13">Funcional</text:p>
          </table:table-cell>
        </table:table-row>
        <table:table-row>
          <table:table-cell table:style-name="Tabla8.A2" office:value-type="string">
            <text:p text:style-name="P10">Creado por</text:p>
          </table:table-cell>
          <table:table-cell table:style-name="Tabla8.A2" office:value-type="string">
            <text:p text:style-name="Standard">Edgar Andrés Moncada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5">11 Septiembre 2011</text:p>
          </table:table-cell>
        </table:table-row>
        <table:table-row>
          <table:table-cell table:style-name="Tabla8.A2" office:value-type="string">
            <text:p text:style-name="P10">Actualizado por</text:p>
          </table:table-cell>
          <table:table-cell table:style-name="Tabla8.A2" office:value-type="string">
            <text:p text:style-name="Standard"/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/>
          </table:table-cell>
        </table:table-row>
        <table:table-row>
          <table:table-cell table:style-name="Tabla8.A2" office:value-type="string">
            <text:p text:style-name="P1">Descripción</text:p>
          </table:table-cell>
          <table:table-cell table:style-name="Tabla8.D2" table:number-columns-spanned="3" office:value-type="string">
            <text:p text:style-name="P6">El Sistema debe permitir que los usuarios con perfil de <text:span text:style-name="T3">Operador</text:span> agregar, editar o modificar <text:s/>usuarios con perfiles <text:span text:style-name="T6">de </text:span><text:span text:style-name="T3">Auxilia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entrada</text:p>
          </table:table-cell>
          <table:table-cell table:style-name="Tabla8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salida</text:p>
          </table:table-cell>
          <table:table-cell table:style-name="Tabla8.D2" table:number-columns-spanned="3" office:value-type="string">
            <text:p text:style-name="P4">Este requerimiento no produce ninguna salida salid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sultados esperados</text:p>
          </table:table-cell>
          <table:table-cell table:style-name="Tabla8.D2" table:number-columns-spanned="3" office:value-type="string">
            <text:p text:style-name="P4">El Sistema permitirá que el usuario con perfil de D<text:span text:style-name="T3">irector</text:span> de estación u O<text:span text:style-name="T3">perador</text:span> pueda gestionar el perfil <text:span text:style-name="T3">Auxilia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Origen</text:p>
          </table:table-cell>
          <table:table-cell table:style-name="Tabla8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irigido a</text:p>
          </table:table-cell>
          <table:table-cell table:style-name="Tabla8.D2" table:number-columns-spanned="3" office:value-type="string">
            <text:p text:style-name="P16">Auxiliares, <text:s/>Administrados del Sistem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Prioridad</text:p>
          </table:table-cell>
          <table:table-cell table:style-name="Tabla8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querimientos asociados</text:p>
          </table:table-cell>
          <table:table-cell table:style-name="Tabla8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7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2">Precondiciones</text:p>
          </table:table-cell>
          <table:table-cell table:style-name="Tabla8.D2" table:number-columns-spanned="3" office:value-type="string">
            <text:p text:style-name="P4">El usuario debe autentificarse en el Sistema con perfil de O<text:span text:style-name="T3">perado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Poscondiciones</text:p>
          </table:table-cell>
          <table:table-cell table:style-name="Tabla8.D2" table:number-columns-spanned="3" office:value-type="string">
            <text:p text:style-name="P4">El <text:span text:style-name="T3">Operador</text:span> podrá crear, editar y eliminar usuarios con los perfil A<text:span text:style-name="T3">uxilia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Criterio de aceptación</text:p>
          </table:table-cell>
          <table:table-cell table:style-name="Tabla8.D2" table:number-columns-spanned="3" office:value-type="string">
            <text:p text:style-name="P16">El requerimiento es aceptado solo si un usuario con perfil de O<text:span text:style-name="T3">perador</text:span> puede gestionar la información del perfil <text:span text:style-name="T3">Auxiliar</text:span>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9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2">Función del requerimiento:<text:span text:style-name="T1"> Permitir la asignación </text:span><text:span text:style-name="T2">de</text:span><text:span text:style-name="T1"> </text:span><text:span text:style-name="T4">Conductor</text:span><text:span text:style-name="T1">es </text:span><text:span text:style-name="T2">a </text:span><text:span text:style-name="T1">los buses que conducirán </text:span><text:span text:style-name="T2">y su horario</text:span><text:span text:style-name="T1">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3.9</text:p>
          </table:table-cell>
        </table:table-row>
        <table:table-row>
          <table:table-cell table:style-name="Tabla9.A2" office:value-type="string">
            <text:p text:style-name="P10">Estado</text:p>
          </table:table-cell>
          <table:table-cell table:style-name="Tabla9.A2" office:value-type="string">
            <text:p text:style-name="P3">Análisis</text:p>
          </table:table-cell>
          <table:table-cell table:style-name="Tabla9.A2" office:value-type="string">
            <text:p text:style-name="P10">Tipo de requerimiento</text:p>
          </table:table-cell>
          <table:table-cell table:style-name="Tabla9.D2" office:value-type="string">
            <text:p text:style-name="P13">Funcional</text:p>
          </table:table-cell>
        </table:table-row>
        <table:table-row>
          <table:table-cell table:style-name="Tabla9.A2" office:value-type="string">
            <text:p text:style-name="P10">Creado por</text:p>
          </table:table-cell>
          <table:table-cell table:style-name="Tabla9.A2" office:value-type="string">
            <text:p text:style-name="Standard">Edgar Andrés Moncada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5">11 Septiembre 2011</text:p>
          </table:table-cell>
        </table:table-row>
        <table:table-row>
          <table:table-cell table:style-name="Tabla9.A2" office:value-type="string">
            <text:p text:style-name="P10">Actualizado por</text:p>
          </table:table-cell>
          <table:table-cell table:style-name="Tabla9.A2" office:value-type="string">
            <text:p text:style-name="P18"><text:span text:style-name="T7">Edgar Andrés Moncada</text:span></text:p>
          </table:table-cell>
          <table:table-cell table:style-name="Tabla9.A2" office:value-type="string">
            <text:p text:style-name="P1">Fecha actualización</text:p>
          </table:table-cell>
          <table:table-cell table:style-name="Tabla9.D4" office:value-type="date" office:date-value="2011-09-26">
            <text:p text:style-name="P18"><text:span text:style-name="T7">26/09/11</text:span></text:p>
          </table:table-cell>
        </table:table-row>
        <table:table-row>
          <table:table-cell table:style-name="Tabla9.A2" office:value-type="string">
            <text:p text:style-name="P1">Descripción</text:p>
          </table:table-cell>
          <table:table-cell table:style-name="Tabla9.D2" table:number-columns-spanned="3" office:value-type="string">
            <text:p text:style-name="P6">El <text:span text:style-name="T8">S</text:span>istema debe permitir asignar a un <text:span text:style-name="T3">Conductor</text:span> <text:span text:style-name="T7">a un </text:span>bus que conducirá y su respectivo horario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entrada</text:p>
          </table:table-cell>
          <table:table-cell table:style-name="Tabla9.D2" table:number-columns-spanned="3" office:value-type="string">
            <text:p text:style-name="P4">El <text:span text:style-name="T8">S</text:span>istema requiere que el usuario ingrese el identificador del <text:span text:style-name="T3">Conductor</text:span>, el identificador del bus y el horario en el que lo conducirá <text:span text:style-name="T9">(días de la semana y franja horaria)</text:span>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salida</text:p>
          </table:table-cell>
          <table:table-cell table:style-name="Tabla9.D2" table:number-columns-spanned="3" office:value-type="string">
            <text:p text:style-name="P4">El <text:span text:style-name="T8">S</text:span>istema mostrar un cuadro de dialogo indicando el éxito de la operación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sultados esperados</text:p>
          </table:table-cell>
          <table:table-cell table:style-name="Tabla9.D2" table:number-columns-spanned="3" office:value-type="string">
            <text:p text:style-name="P4">El <text:span text:style-name="T8">S</text:span>istema actualizara el estado de la base de datos con la nueva asignación para la conducción del bu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Origen</text:p>
          </table:table-cell>
          <table:table-cell table:style-name="Tabla9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irigido a</text:p>
          </table:table-cell>
          <table:table-cell table:style-name="Tabla9.D2" table:number-columns-spanned="3" office:value-type="string">
            <text:p text:style-name="P16">Directores de las estaciones y Gerente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Prioridad</text:p>
          </table:table-cell>
          <table:table-cell table:style-name="Tabla9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querimientos asociados</text:p>
          </table:table-cell>
          <table:table-cell table:style-name="Tabla9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7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2">Precondiciones</text:p>
          </table:table-cell>
          <table:table-cell table:style-name="Tabla9.D2" table:number-columns-spanned="3" office:value-type="string">
            <text:p text:style-name="P4">Acceder al Sistema con perfil de <text:span text:style-name="T3">Director</text:span>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Poscondiciones</text:p>
          </table:table-cell>
          <table:table-cell table:style-name="Tabla9.D2" table:number-columns-spanned="3" office:value-type="string">
            <text:p text:style-name="P4">La información debe ser almacenada en la base de datos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Criterio de aceptación</text:p>
          </table:table-cell>
          <table:table-cell table:style-name="Tabla9.D2" table:number-columns-spanned="3" office:value-type="string">
            <text:p text:style-name="P16">El requerimiento es aceptado si el sistema permite asignar a los <text:span text:style-name="T3">Conductor</text:span>es los buses y los horarios necesari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2">Función del requerimiento:<text:span text:style-name="T1"> Asignar a cada empleado que lo requiera la estación donde trabajará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3.10</text:p>
          </table:table-cell>
        </table:table-row>
        <table:table-row>
          <table:table-cell table:style-name="Tabla10.A2" office:value-type="string">
            <text:p text:style-name="P10">Estado</text:p>
          </table:table-cell>
          <table:table-cell table:style-name="Tabla10.A2" office:value-type="string">
            <text:p text:style-name="P3">Análisis</text:p>
          </table:table-cell>
          <table:table-cell table:style-name="Tabla10.A2" office:value-type="string">
            <text:p text:style-name="P10">Tipo de requerimiento</text:p>
          </table:table-cell>
          <table:table-cell table:style-name="Tabla10.D2" office:value-type="string">
            <text:p text:style-name="P13">Funcional</text:p>
          </table:table-cell>
        </table:table-row>
        <table:table-row>
          <table:table-cell table:style-name="Tabla10.A2" office:value-type="string">
            <text:p text:style-name="P10">Creado por</text:p>
          </table:table-cell>
          <table:table-cell table:style-name="Tabla10.A2" office:value-type="string">
            <text:p text:style-name="Standard">Edgar Andrés Moncada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Standard">12 Septiembre 2011</text:p>
          </table:table-cell>
        </table:table-row>
        <table:table-row>
          <table:table-cell table:style-name="Tabla10.A2" office:value-type="string">
            <text:p text:style-name="P10">Actualizado por</text:p>
          </table:table-cell>
          <table:table-cell table:style-name="Tabla10.A2" office:value-type="string">
            <text:p text:style-name="Standard"/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/>
          </table:table-cell>
        </table:table-row>
        <table:table-row>
          <table:table-cell table:style-name="Tabla10.A2" office:value-type="string">
            <text:p text:style-name="P10">Descripción</text:p>
          </table:table-cell>
          <table:table-cell table:style-name="Tabla10.D2" table:number-columns-spanned="3" office:value-type="string">
            <text:p text:style-name="P14">El Sistema debe de permitir al usuario con perfil de <text:span text:style-name="T3">Director</text:span> asignar a los <text:span text:style-name="T3">Auxiliares</text:span> y <text:span text:style-name="T3">Operadores</text:span> una estación donde trabajara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0">Datos de entrada</text:p>
          </table:table-cell>
          <table:table-cell table:style-name="Tabla10.D2" table:number-columns-spanned="3" office:value-type="string">
            <text:p text:style-name="P16">El Sistema solicitará que se ingresen el identificador de la estación y el identificador del <text:span text:style-name="T3">Auxiliar</text:span> o del <text:span text:style-name="T3">Operador</text:span> al que se va asigna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0">Datos de salida</text:p>
          </table:table-cell>
          <table:table-cell table:style-name="Tabla10.D2" table:number-columns-spanned="3" office:value-type="string">
            <text:p text:style-name="P16">El Sistema mostrara un cuadro de confirmación de la operación de asignación. Si la operación es fallida se mostrara un mensaje reportando el error correspondiente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0">Resultados esperados</text:p>
          </table:table-cell>
          <table:table-cell table:style-name="Tabla10.D2" table:number-columns-spanned="3" office:value-type="string">
            <text:p text:style-name="P16">El Sistema debe de almacenar la información para determinar los encargados de las diferentes est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0">Origen</text:p>
          </table:table-cell>
          <table:table-cell table:style-name="Tabla10.D2" table:number-columns-spanned="3" office:value-type="string">
            <text:p text:style-name="P16">Documento de descripción del problema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0">Dirigido a</text:p>
          </table:table-cell>
          <table:table-cell table:style-name="Tabla10.D2" table:number-columns-spanned="3" office:value-type="string">
            <text:p text:style-name="P16">Directo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0">Prioridad</text:p>
          </table:table-cell>
          <table:table-cell table:style-name="Tabla10.D2" table:number-columns-spanned="3" office:value-type="string">
            <text:p text:style-name="P16">4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0">Requerimientos asociados</text:p>
          </table:table-cell>
          <table:table-cell table:style-name="Tabla10.D2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11">Precondiciones</text:p>
          </table:table-cell>
          <table:table-cell table:style-name="Tabla10.D2" table:number-columns-spanned="3" office:value-type="string">
            <text:p text:style-name="P16">Acceder al Sistema con perfil de <text:span text:style-name="T3">Director</text:span> para poder realizar las asign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Poscondiciones</text:p>
          </table:table-cell>
          <table:table-cell table:style-name="Tabla10.D2" table:number-columns-spanned="3" office:value-type="string">
            <text:p text:style-name="P16">La base de datos del sistema es actualizada con la nueva informació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Criterio de aceptación</text:p>
          </table:table-cell>
          <table:table-cell table:style-name="Tabla10.D2" table:number-columns-spanned="3" office:value-type="string">
            <text:p text:style-name="P16">El requerimiento es aceptado si se permite asignar a cada estación los <text:span text:style-name="T3">Auxiliares</text:span> y el <text:span text:style-name="T3">Operador</text:span> que trabajarán en ella.</text:p>
          </table:table-cell>
          <table:covered-table-cell/>
          <table:covered-table-cell/>
        </table:table-row>
      </table:table>
      <text:p text:style-name="Standard"/>
      <text:p text:style-name="P9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0">Función del requerimiento:<text:span text:style-name="T1"> Permitir al </text:span><text:span text:style-name="T4">Director</text:span><text:span text:style-name="T1"> consultar a todos los empleados del sistema.</text:span>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3.3.11</text:p>
          </table:table-cell>
        </table:table-row>
        <table:table-row>
          <table:table-cell table:style-name="Tabla11.A2" office:value-type="string">
            <text:p text:style-name="P10">Estado</text:p>
          </table:table-cell>
          <table:table-cell table:style-name="Tabla11.A2" office:value-type="string">
            <text:p text:style-name="P3">Análisis</text:p>
          </table:table-cell>
          <table:table-cell table:style-name="Tabla11.A2" office:value-type="string">
            <text:p text:style-name="P10">Tipo de requerimiento</text:p>
          </table:table-cell>
          <table:table-cell table:style-name="Tabla11.D2" office:value-type="string">
            <text:p text:style-name="P13">Funcional</text:p>
          </table:table-cell>
        </table:table-row>
        <table:table-row>
          <table:table-cell table:style-name="Tabla11.A2" office:value-type="string">
            <text:p text:style-name="P10">Creado por</text:p>
          </table:table-cell>
          <table:table-cell table:style-name="Tabla11.A2" office:value-type="string">
            <text:p text:style-name="Standard">Edgar Andrés Moncada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Standard">12 Septiembre 2011</text:p>
          </table:table-cell>
        </table:table-row>
        <table:table-row>
          <table:table-cell table:style-name="Tabla11.A2" office:value-type="string">
            <text:p text:style-name="P10">Actualizado por</text:p>
          </table:table-cell>
          <table:table-cell table:style-name="Tabla11.A2" office:value-type="string">
            <text:p text:style-name="Standard">Cristian Ríos</text:p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>13 Septiembre 2011</text:p>
          </table:table-cell>
        </table:table-row>
        <table:table-row>
          <table:table-cell table:style-name="Tabla11.A2" office:value-type="string">
            <text:p text:style-name="P10">Descripción</text:p>
          </table:table-cell>
          <table:table-cell table:style-name="Tabla11.D2" table:number-columns-spanned="3" office:value-type="string">
            <text:p text:style-name="P14">El Sistema debe permitir a los <text:span text:style-name="T3">Director</text:span>es realizar consultas de los datos de los diferentes empleados que están registrad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0">Datos de entrada</text:p>
          </table:table-cell>
          <table:table-cell table:style-name="Tabla11.D2" table:number-columns-spanned="3" office:value-type="string">
            <text:p text:style-name="P16">El Sistema solicitará que se ingrese el identificador del empleado. También se puede hacer la consulta por tipo de empleados o búsqueda por nombre o apellido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0">Datos de salida</text:p>
          </table:table-cell>
          <table:table-cell table:style-name="Tabla11.D2" table:number-columns-spanned="3" office:value-type="string">
            <text:p text:style-name="P16">El Sistema desplegará una lista de resultados de consulta a la base de datos con los nombres, apellidos y cargo del empleado, para que el usuario que esté realizando la consulta pueda elegir alguno y ver la información mas detallada. La información que desplegará será: nombres, apellidos, teléfono, fecha nacimiento, cédula, email, salario, dirección, fecha de ingreso y cargo. Si es un <text:span text:style-name="T3">Conductor</text:span>, mostrara el número de licencia de conduci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0">Resultados esperados</text:p>
          </table:table-cell>
          <table:table-cell table:style-name="Tabla11.D2" table:number-columns-spanned="3" office:value-type="string">
            <text:p text:style-name="P16">El Sistema debe de mostrar todos los empleados que están registrados en 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0">Origen</text:p>
          </table:table-cell>
          <table:table-cell table:style-name="Tabla11.D2" table:number-columns-spanned="3" office:value-type="string">
            <text:p text:style-name="P16">Documento de descripción del problem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0">Dirigido a</text:p>
          </table:table-cell>
          <table:table-cell table:style-name="Tabla11.D2" table:number-columns-spanned="3" office:value-type="string">
            <text:p text:style-name="P16">Director y Administrador d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0">Prioridad</text:p>
          </table:table-cell>
          <table:table-cell table:style-name="Tabla11.D2" table:number-columns-spanned="3" office:value-type="string">
            <text:p text:style-name="P16">5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0">Requerimientos asociados</text:p>
          </table:table-cell>
          <table:table-cell table:style-name="Tabla11.D2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11">Precondiciones</text:p>
          </table:table-cell>
          <table:table-cell table:style-name="Tabla11.D2" table:number-columns-spanned="3" office:value-type="string">
            <text:p text:style-name="P16">Se debe acceder al Sistema con perfil de <text:span text:style-name="T3">Director</text:span> o de Administrad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Poscondiciones</text:p>
          </table:table-cell>
          <table:table-cell table:style-name="Tabla11.D2" table:number-columns-spanned="3" office:value-type="string">
            <text:p text:style-name="P16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Criterio de aceptación</text:p>
          </table:table-cell>
          <table:table-cell table:style-name="Tabla11.D2" table:number-columns-spanned="3" office:value-type="string">
            <text:p text:style-name="P16">El requerimiento es aceptado si al realizar la consulta el sistema regresa el resultado esperado y se puedan consultar todos los empleados registrados del sistema.</text:p>
          </table:table-cell>
          <table:covered-table-cell/>
          <table:covered-table-cell/>
        </table:table-row>
      </table:table>
      <text:p text:style-name="Standard"/>
      <text:p text:style-name="P9"/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able:table-row>
          <table:table-cell table:style-name="Tabla12.A1" table:number-columns-spanned="2" office:value-type="string">
            <text:p text:style-name="P10">Función del requerimiento:<text:span text:style-name="T1"> Permitir al </text:span><text:span text:style-name="T4">Operador</text:span><text:span text:style-name="T1"> de la estación consultar a los empleados con cargo </text:span><text:span text:style-name="T4">Auxiliar</text:span><text:span text:style-name="T1"> asignados a la estación que dirige.</text:span>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3.12</text:p>
          </table:table-cell>
        </table:table-row>
        <table:table-row>
          <table:table-cell table:style-name="Tabla12.A2" office:value-type="string">
            <text:p text:style-name="P10">Estado</text:p>
          </table:table-cell>
          <table:table-cell table:style-name="Tabla12.A2" office:value-type="string">
            <text:p text:style-name="P3">Análisis</text:p>
          </table:table-cell>
          <table:table-cell table:style-name="Tabla12.A2" office:value-type="string">
            <text:p text:style-name="P10">Tipo de requerimiento</text:p>
          </table:table-cell>
          <table:table-cell table:style-name="Tabla12.D2" office:value-type="string">
            <text:p text:style-name="P13">Funcional</text:p>
          </table:table-cell>
        </table:table-row>
        <table:table-row>
          <table:table-cell table:style-name="Tabla12.A2" office:value-type="string">
            <text:p text:style-name="P10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10">Actualizado por</text:p>
          </table:table-cell>
          <table:table-cell table:style-name="Tabla12.A2" office:value-type="string">
            <text:p text:style-name="Standard"/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/>
          </table:table-cell>
        </table:table-row>
        <table:table-row>
          <table:table-cell table:style-name="Tabla12.A2" office:value-type="string">
            <text:p text:style-name="P10">Descripción</text:p>
          </table:table-cell>
          <table:table-cell table:style-name="Tabla12.D2" table:number-columns-spanned="3" office:value-type="string">
            <text:p text:style-name="P14">El Sistema debe permitir que el O<text:span text:style-name="T3">perador</text:span> de la estación pueda realizar una consulta de todos los empleados con cargo de <text:span text:style-name="T3">Auxiliar</text:span> que se encuentran a su cargo, esto es, que se encuentran asignados a la estación que él oper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0">Datos de entrada</text:p>
          </table:table-cell>
          <table:table-cell table:style-name="Tabla12.D2" table:number-columns-spanned="3" office:value-type="string">
            <text:p text:style-name="P16">El Sistema solicitará que se ingrese el identificador del empleado. También se puede hacer la consulta por nombre o apellid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0">Datos de salida</text:p>
          </table:table-cell>
          <table:table-cell table:style-name="Tabla12.D2" table:number-columns-spanned="3" office:value-type="string">
            <text:p text:style-name="P16">El Sistema desplegará una lista de resultados de consulta a la base de datos con los nombres y apellidos para que el usuario pueda elegir para ver la información mas detallada. La información que desplegara será nombres, apellidos, teléfono, fecha nacimiento, cédula, email, salario, dirección, fecha de ingres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0">Resultados esperados</text:p>
          </table:table-cell>
          <table:table-cell table:style-name="Tabla12.D2" table:number-columns-spanned="3" office:value-type="string">
            <text:p text:style-name="P16">El Sistema mostrará a los empleados con cargo de <text:span text:style-name="T3">Auxiliar</text:span> que se encuentren registrados en el sistema y que trabajen en la estación a cargo del O<text:span text:style-name="T3">perador</text:span> que realizó la consult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0">Origen</text:p>
          </table:table-cell>
          <table:table-cell table:style-name="Tabla12.D2" table:number-columns-spanned="3" office:value-type="string">
            <text:p text:style-name="P16">Documento de descripción del problem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0">Dirigido a</text:p>
          </table:table-cell>
          <table:table-cell table:style-name="Tabla12.D2" table:number-columns-spanned="3" office:value-type="string">
            <text:p text:style-name="P16">Operador de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0">Prioridad</text:p>
          </table:table-cell>
          <table:table-cell table:style-name="Tabla12.D2" table:number-columns-spanned="3" office:value-type="string">
            <text:p text:style-name="P16">4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0">Requerimientos asociados</text:p>
          </table:table-cell>
          <table:table-cell table:style-name="Tabla12.D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1">Precondiciones</text:p>
          </table:table-cell>
          <table:table-cell table:style-name="Tabla12.D2" table:number-columns-spanned="3" office:value-type="string">
            <text:p text:style-name="P16">El usuario debe haber accedido con perfil de <text:span text:style-name="T3">Operador</text:span> de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Poscondiciones</text:p>
          </table:table-cell>
          <table:table-cell table:style-name="Tabla12.D2" table:number-columns-spanned="3" office:value-type="string">
            <text:p text:style-name="P16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Criterio de aceptación</text:p>
          </table:table-cell>
          <table:table-cell table:style-name="Tabla12.D2" table:number-columns-spanned="3" office:value-type="string">
            <text:p text:style-name="P16">El requerimiento es aceptado si el <text:span text:style-name="T3">Operador</text:span> de la estación puede consultar a los <text:span text:style-name="T3">Auxiliares</text:span> que están registrados en el sistema y asignados a la estac<text:span text:style-name="T6">ió</text:span>n a cargo del <text:span text:style-name="T3">Operador</text:span>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gar Moncada</meta:initial-creator>
    <meta:creation-date>2011-09-11T18:38:06.54</meta:creation-date>
    <meta:generator>OpenOffice.org/3.2$Linux OpenOffice.org_project/320m19$Build-9505</meta:generator>
    <dc:date>2011-09-26T15:17:55</dc:date>
    <dc:creator>MoNKi </dc:creator>
    <meta:editing-duration>PT10H46M52S</meta:editing-duration>
    <meta:editing-cycles>37</meta:editing-cycles>
    <meta:document-statistic meta:table-count="12" meta:image-count="0" meta:object-count="0" meta:page-count="12" meta:paragraph-count="423" meta:word-count="2329" meta:character-count="15420"/>
  </office:meta>
</office:document-meta>
</file>